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0f5c2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5pt" fo:font-weight="normal" officeooo:rsid="00138c29" officeooo:paragraph-rsid="00138c29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19aab5" officeooo:paragraph-rsid="0019aab5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9aab5" officeooo:paragraph-rsid="0019aab5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38c29" officeooo:paragraph-rsid="0019aab5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6pt" fo:font-weight="normal" officeooo:rsid="000f3183" officeooo:paragraph-rsid="000f3183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6pt" fo:font-weight="normal" officeooo:rsid="000f5c23" officeooo:paragraph-rsid="000f5c23" style:font-size-asian="5.25pt" style:font-weight-asian="normal" style:font-size-complex="6pt" style:font-weight-complex="normal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officeooo:rsid="0019aab5" officeooo:paragraph-rsid="0019aab5" style:font-size-asian="15pt" style:font-size-complex="15pt"/>
    </style:style>
    <style:style style:name="P12" style:family="paragraph" style:parent-style-name="Standard">
      <style:text-properties style:font-name="Liberation Serif" fo:font-size="6pt" style:font-size-asian="5.25pt" style:font-size-complex="6pt"/>
    </style:style>
    <style:style style:name="P13" style:family="paragraph" style:parent-style-name="Standard">
      <style:paragraph-properties fo:text-align="justify" style:justify-single-word="false"/>
      <style:text-properties style:font-name="Liberation Serif"/>
    </style:style>
    <style:style style:name="P14" style:family="paragraph" style:parent-style-name="Standard">
      <style:text-properties style:font-name="Liberation Serif" fo:font-size="13pt" officeooo:rsid="003b937c" style:font-size-asian="13pt" style:font-size-complex="13pt"/>
    </style:style>
    <style:style style:name="P15" style:family="paragraph" style:parent-style-name="Standard">
      <style:text-properties fo:color="#333333" style:font-name="Liberation Sans"/>
    </style:style>
    <style:style style:name="P16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333333" style:font-name="Liberation Sans" fo:font-size="13pt" fo:font-weight="normal" officeooo:rsid="00249860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fe7d7" officeooo:paragraph-rsid="001fe7d7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paragraph-rsid="001fe7d7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fo:color="#333333" style:font-name="Liberation Sans" fo:font-size="13pt" style:font-size-asian="13pt" style:font-size-complex="13pt"/>
    </style:style>
    <style:style style:name="P22" style:family="paragraph" style:parent-style-name="Standard">
      <style:text-properties fo:color="#333333" style:font-name="Liberation Sans" fo:font-size="13pt" officeooo:paragraph-rsid="00373ca1" style:font-size-asian="13pt" style:font-size-complex="13pt"/>
    </style:style>
    <style:style style:name="P23" style:family="paragraph" style:parent-style-name="Standard">
      <style:text-properties fo:color="#333333" style:font-name="Liberation Sans" fo:font-size="13pt" officeooo:rsid="003b937c" style:font-size-asian="13pt" style:font-size-complex="13pt"/>
    </style:style>
    <style:style style:name="P24" style:family="paragraph" style:parent-style-name="Standard">
      <style:text-properties fo:color="#333333" style:font-name="Liberation Sans" fo:font-size="13pt" officeooo:rsid="003bb43c" officeooo:paragraph-rsid="003ed368" style:font-size-asian="13pt" style:font-size-complex="13pt"/>
    </style:style>
    <style:style style:name="P25" style:family="paragraph" style:parent-style-name="Standard">
      <style:text-properties fo:color="#333333" style:font-name="Liberation Sans" fo:font-size="13pt" officeooo:rsid="003ed368" officeooo:paragraph-rsid="003ed368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333333" style:font-name="Liberation Sans" fo:font-size="6pt" fo:font-weight="normal" officeooo:rsid="00143d32" officeooo:paragraph-rsid="00176ecb" style:font-size-asian="5.25pt" style:font-weight-asian="normal" style:font-size-complex="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33333" style:font-name="Liberation Sans" fo:font-size="6pt" fo:font-weight="normal" officeooo:rsid="001fe7d7" officeooo:paragraph-rsid="001fe7d7" style:font-size-asian="5.25pt" style:font-weight-asian="normal" style:font-size-complex="6pt" style:font-weight-complex="normal"/>
    </style:style>
    <style:style style:name="P28" style:family="paragraph" style:parent-style-name="Standard">
      <style:text-properties fo:color="#333333" style:font-name="Liberation Sans" fo:font-size="6pt" fo:font-weight="normal" officeooo:rsid="00249860" style:font-size-asian="5.25pt" style:font-weight-asian="normal" style:font-size-complex="6pt" style:font-weight-complex="normal"/>
    </style:style>
    <style:style style:name="P29" style:family="paragraph" style:parent-style-name="Standard">
      <style:text-properties fo:color="#333333" style:font-name="Liberation Sans" fo:font-size="6pt" officeooo:paragraph-rsid="00373ca1" style:font-size-asian="5.25pt" style:font-size-complex="6pt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0f3183" officeooo:paragraph-rsid="000f3183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20pt" fo:font-weight="normal" officeooo:rsid="000d4e9c" officeooo:paragraph-rsid="000d4e9c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justify" style:justify-single-word="false"/>
      <style:text-properties officeooo:paragraph-rsid="001fe7d7"/>
    </style:style>
    <style:style style:name="P36" style:family="paragraph" style:parent-style-name="Standard">
      <style:paragraph-properties fo:text-align="justify" style:justify-single-word="false"/>
      <style:text-properties officeooo:paragraph-rsid="00249860"/>
    </style:style>
    <style:style style:name="P37" style:family="paragraph" style:parent-style-name="Standard">
      <style:paragraph-properties fo:text-align="justify" style:justify-single-word="false"/>
      <style:text-properties officeooo:paragraph-rsid="00143d32"/>
    </style:style>
    <style:style style:name="P38" style:family="paragraph" style:parent-style-name="Standard">
      <style:paragraph-properties fo:text-align="start" style:justify-single-word="false"/>
      <style:text-properties fo:color="#ff0000" style:font-name="Liberation Serif" fo:font-size="6pt" fo:font-weight="bold" officeooo:rsid="00138c29" officeooo:paragraph-rsid="00138c29" style:font-size-asian="5.25pt" style:font-weight-asian="bold" style:font-size-complex="6pt" style:font-weight-complex="bold"/>
    </style:style>
    <style:style style:name="P39" style:family="paragraph" style:parent-style-name="Standard">
      <style:text-properties fo:font-size="6pt" style:font-size-asian="5.25pt" style:font-size-complex="6pt"/>
    </style:style>
    <style:style style:name="P40" style:family="paragraph" style:parent-style-name="Standard">
      <style:text-properties officeooo:paragraph-rsid="00373ca1"/>
    </style:style>
    <style:style style:name="P41" style:family="paragraph" style:parent-style-name="Standard">
      <style:text-properties officeooo:paragraph-rsid="003ed368"/>
    </style:style>
    <style:style style:name="P42" style:family="paragraph" style:parent-style-name="Standard">
      <style:paragraph-properties fo:text-align="justify" style:justify-single-word="false"/>
      <style:text-properties fo:color="#111111" style:font-name="Liberation Serif" fo:font-size="13pt" fo:font-weight="normal" officeooo:rsid="00210bc8" officeooo:paragraph-rsid="001fe7d7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111111" style:font-name="Liberation Serif" fo:font-size="13pt" fo:font-weight="normal" officeooo:rsid="0022f1b0" officeooo:paragraph-rsid="00249860" style:font-size-asian="11.3500003814697pt" style:font-weight-asian="normal" style:font-size-complex="13pt" style:font-weight-complex="normal"/>
    </style:style>
    <style:style style:name="P44" style:family="paragraph" style:parent-style-name="Standard">
      <style:text-properties fo:color="#111111" style:font-name="Liberation Serif" fo:font-size="13pt" fo:font-weight="normal" officeooo:rsid="002788c2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11111" style:font-name="Liberation Serif" fo:font-size="6pt" fo:font-weight="normal" officeooo:rsid="0023a9ea" officeooo:paragraph-rsid="001fe7d7" style:font-size-asian="5.25pt" style:font-weight-asian="normal" style:font-size-complex="6pt" style:font-weight-complex="normal"/>
    </style:style>
    <style:style style:name="P46" style:family="paragraph" style:parent-style-name="Standard">
      <style:paragraph-properties fo:break-before="page"/>
      <style:text-properties officeooo:paragraph-rsid="003ed368"/>
    </style:style>
    <style:style style:name="P47" style:family="paragraph" style:parent-style-name="Text_20_body">
      <style:text-properties style:font-name="Liberation Serif" fo:font-size="13pt" style:font-size-asian="11.3500003814697pt" style:font-size-complex="13pt"/>
    </style:style>
    <style:style style:name="P48" style:family="paragraph" style:parent-style-name="Text_20_body">
      <style:text-properties style:font-name="Liberation Serif" fo:font-size="13pt" officeooo:rsid="00294d4e" officeooo:paragraph-rsid="00294d4e" style:font-size-asian="11.3500003814697pt" style:font-size-complex="13pt"/>
    </style:style>
    <style:style style:name="P49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0f5c23" fo:background-color="transparent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11f3be" fo:background-color="transparent" style:font-size-asian="11.3500003814697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3pt" fo:font-weight="normal" officeooo:rsid="000f5c23" officeooo:paragraph-rsid="0011f3be" fo:background-color="transparent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fo:font-size="13pt" fo:font-weight="normal" officeooo:rsid="00119f83" officeooo:paragraph-rsid="00119f83" fo:background-color="transparent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3pt" fo:font-weight="normal" officeooo:rsid="00119f83" officeooo:paragraph-rsid="00119f83" fo:background-color="transparent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Liberation Serif" fo:font-size="6pt" fo:font-style="normal" fo:font-weight="normal" officeooo:rsid="000f5c23" officeooo:paragraph-rsid="000f5c23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Liberation Serif" fo:font-size="15pt" fo:font-weight="normal" officeooo:rsid="000f5c23" officeooo:paragraph-rsid="000f5c23" fo:background-color="transparent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Liberation Serif" fo:font-size="13pt" fo:font-style="normal" fo:font-weight="normal" officeooo:rsid="00112dcd" officeooo:paragraph-rsid="000f5c23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333333" style:font-name="Courier" fo:font-size="6pt" fo:font-style="normal" fo:font-weight="normal" officeooo:rsid="000f5c23" officeooo:paragraph-rsid="000f5c23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officeooo:paragraph-rsid="00346204" fo:background-color="transparent"/>
    </style:style>
    <style:style style:name="P59" style:family="paragraph" style:parent-style-name="Text_20_body">
      <style:text-properties officeooo:paragraph-rsid="0040c873"/>
    </style:style>
    <style:style style:name="P60" style:family="paragraph" style:parent-style-name="Text_20_body">
      <style:text-properties officeooo:paragraph-rsid="0041d422"/>
    </style:style>
    <style:style style:name="P61" style:family="paragraph" style:parent-style-name="Text_20_body">
      <style:text-properties officeooo:rsid="0040c873" officeooo:paragraph-rsid="0040c873" fo:background-color="transparent"/>
    </style:style>
    <style:style style:name="P62" style:family="paragraph" style:parent-style-name="Heading_20_1">
      <style:text-properties officeooo:rsid="004086dc" officeooo:paragraph-rsid="004086dc" fo:background-color="transparent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text-align="start" style:justify-single-word="false" fo:break-before="page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Heading_20_2">
      <style:text-properties style:font-name="Liberation Sans" fo:font-weight="bold" style:font-weight-asian="bold" style:font-weight-complex="bold"/>
    </style:style>
    <style:style style:name="P68" style:family="paragraph" style:parent-style-name="Heading_20_2">
      <style:text-properties fo:color="#000000" fo:font-size="16.1000003814697pt" fo:font-weight="bold" style:font-size-asian="16.1000003814697pt" style:font-weight-asian="bold" style:font-size-complex="16.1000003814697pt" style:font-weight-complex="bold"/>
    </style:style>
    <style:style style:name="P69" style:family="paragraph" style:parent-style-name="Heading_20_2">
      <style:text-properties fo:background-color="transparent"/>
    </style:style>
    <style:style style:name="P70" style:family="paragraph" style:parent-style-name="Heading_20_3">
      <style:text-properties officeooo:rsid="0041d422" officeooo:paragraph-rsid="0041d422"/>
    </style:style>
    <style:style style:name="P71" style:family="paragraph" style:parent-style-name="Heading_20_3">
      <style:text-properties officeooo:paragraph-rsid="0041d422"/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2" style:family="text">
      <style:text-properties fo:font-size="13pt" fo:font-style="normal" officeooo:rsid="00112dcd" style:font-size-asian="11.3500003814697pt" style:font-style-asian="normal" style:font-size-complex="13pt" style:font-style-complex="normal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3pt" officeooo:rsid="001c86e2" style:font-size-asian="11.3500003814697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373ca1" style:font-size-asian="13pt" style:font-size-complex="13pt"/>
    </style:style>
    <style:style style:name="T7" style:family="text">
      <style:text-properties fo:font-size="13pt" officeooo:rsid="003b937c" style:font-size-asian="13pt" style:font-size-complex="13pt"/>
    </style:style>
    <style:style style:name="T8" style:family="text">
      <style:text-properties fo:font-size="13pt" officeooo:rsid="003bb43c" style:font-size-asian="13pt" style:font-size-complex="13pt"/>
    </style:style>
    <style:style style:name="T9" style:family="text">
      <style:text-properties fo:font-size="13pt" fo:font-weight="normal" officeooo:rsid="00249860" style:font-size-asian="13pt" style:font-weight-asian="normal" style:font-size-complex="13pt" style:font-weight-complex="normal"/>
    </style:style>
    <style:style style:name="T10" style:family="text">
      <style:text-properties fo:color="#808080"/>
    </style:style>
    <style:style style:name="T11" style:family="text">
      <style:text-properties fo:color="#333333"/>
    </style:style>
    <style:style style:name="T12" style:family="text">
      <style:text-properties fo:color="#333333" style:font-name="Liberation Sans"/>
    </style:style>
    <style:style style:name="T13" style:family="text">
      <style:text-properties fo:color="#333333" style:font-name="Liberation Sans" fo:font-style="normal" style:font-size-asian="13pt" style:font-style-asian="normal" style:font-style-complex="normal"/>
    </style:style>
    <style:style style:name="T14" style:family="text">
      <style:text-properties fo:color="#333333" style:font-name="Liberation Sans" fo:font-size="13pt" fo:font-style="normal" style:font-size-asian="11.3500003814697pt" style:font-style-asian="normal" style:font-size-complex="13pt" style:font-style-complex="normal"/>
    </style:style>
    <style:style style:name="T15" style:family="text">
      <style:text-properties fo:color="#333333" style:font-name="Liberation Sans" fo:font-size="13pt" fo:font-style="normal" fo:font-weight="normal" officeooo:rsid="00346204" style:font-size-asian="11.3500003814697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333333" style:font-name="Liberation Sans" fo:font-size="13pt" style:font-size-asian="11.3500003814697pt" style:font-size-complex="13pt"/>
    </style:style>
    <style:style style:name="T17" style:family="text">
      <style:text-properties fo:color="#333333" style:font-name="Liberation Sans" fo:font-size="13pt" style:font-size-asian="13pt" style:font-size-complex="13pt"/>
    </style:style>
    <style:style style:name="T18" style:family="text">
      <style:text-properties fo:color="#333333" style:font-name="Liberation Sans" fo:font-size="13pt" officeooo:rsid="00373ca1" style:font-size-asian="13pt" style:font-size-complex="13pt"/>
    </style:style>
    <style:style style:name="T19" style:family="text">
      <style:text-properties fo:color="#333333" style:font-name="Liberation Sans" fo:font-size="13pt" officeooo:rsid="003b937c" style:font-size-asian="13pt" style:font-size-complex="13pt"/>
    </style:style>
    <style:style style:name="T20" style:family="text">
      <style:text-properties fo:color="#333333" style:font-name="Liberation Sans" fo:font-size="13pt" officeooo:rsid="003bb43c" style:font-size-asian="13pt" style:font-size-complex="13pt"/>
    </style:style>
    <style:style style:name="T21" style:family="text">
      <style:text-properties fo:color="#333333" style:font-name="Liberation Sans" fo:font-size="13pt" officeooo:rsid="003ed368" style:font-size-asian="13pt" style:font-size-complex="13pt"/>
    </style:style>
    <style:style style:name="T22" style:family="text">
      <style:text-properties fo:color="#333333" style:font-name="Liberation Sans" fo:font-size="13pt" fo:font-weight="normal" officeooo:rsid="001a5419" style:font-size-asian="11.3500003814697pt" style:font-weight-asian="normal" style:font-size-complex="13pt" style:font-weight-complex="normal"/>
    </style:style>
    <style:style style:name="T23" style:family="text">
      <style:text-properties fo:color="#333333" style:font-name="Liberation Sans" fo:font-size="13pt" fo:font-weight="normal" officeooo:rsid="001e8c5d" style:font-size-asian="11.3500003814697pt" style:font-weight-asian="normal" style:font-size-complex="13pt" style:font-weight-complex="normal"/>
    </style:style>
    <style:style style:name="T24" style:family="text">
      <style:text-properties fo:color="#333333" style:font-name="Liberation Sans" fo:font-size="13pt" fo:font-weight="normal" officeooo:rsid="00210bc8" style:font-size-asian="11.3500003814697pt" style:font-weight-asian="normal" style:font-size-complex="13pt" style:font-weight-complex="normal"/>
    </style:style>
    <style:style style:name="T25" style:family="text">
      <style:text-properties fo:color="#333333" style:font-name="Liberation Sans" fo:font-size="13pt" fo:font-weight="normal" officeooo:rsid="00222e8d" style:font-size-asian="11.3500003814697pt" style:font-weight-asian="normal" style:font-size-complex="13pt" style:font-weight-complex="normal"/>
    </style:style>
    <style:style style:name="T26" style:family="text">
      <style:text-properties fo:color="#333333" style:font-name="Liberation Sans" fo:font-size="13pt" fo:font-weight="normal" officeooo:rsid="0023a9ea" style:font-size-asian="11.3500003814697pt" style:font-weight-asian="normal" style:font-size-complex="13pt" style:font-weight-complex="normal"/>
    </style:style>
    <style:style style:name="T27" style:family="text">
      <style:text-properties fo:color="#333333" style:font-name="Liberation Sans" fo:font-size="13pt" fo:font-weight="normal" officeooo:rsid="002788c2" style:font-size-asian="11.3500003814697pt" style:font-weight-asian="normal" style:font-size-complex="13pt" style:font-weight-complex="normal"/>
    </style:style>
    <style:style style:name="T28" style:family="text">
      <style:text-properties fo:color="#333333" style:font-name="Liberation Sans" fo:font-size="13pt" fo:font-weight="normal" officeooo:rsid="00249860" style:font-size-asian="13pt" style:font-weight-asian="normal" style:font-size-complex="13pt" style:font-weight-complex="normal"/>
    </style:style>
    <style:style style:name="T29" style:family="text">
      <style:text-properties fo:color="#333333" style:font-name="Liberation Sans" fo:font-size="13pt" fo:font-weight="normal" officeooo:rsid="002a48b6" style:font-size-asian="13pt" style:font-weight-asian="normal" style:font-size-complex="13pt" style:font-weight-complex="normal"/>
    </style:style>
    <style:style style:name="T30" style:family="text">
      <style:text-properties fo:color="#333333" style:font-name="Liberation Sans" fo:font-size="13pt" fo:font-weight="normal" officeooo:rsid="002e07eb" style:font-size-asian="13pt" style:font-weight-asian="normal" style:font-size-complex="13pt" style:font-weight-complex="normal"/>
    </style:style>
    <style:style style:name="T31" style:family="text">
      <style:text-properties fo:color="#333333" style:font-name="Liberation Sans" officeooo:rsid="00176ecb"/>
    </style:style>
    <style:style style:name="T32" style:family="text">
      <style:text-properties fo:color="#333333" style:font-name="Liberation Sans" officeooo:rsid="0030c1a4"/>
    </style:style>
    <style:style style:name="T33" style:family="text">
      <style:text-properties fo:color="#333333" style:font-name="Liberation Sans" officeooo:rsid="0022f1b0"/>
    </style:style>
    <style:style style:name="T34" style:family="text">
      <style:text-properties fo:color="#333333" style:font-name="Liberation Sans" fo:background-color="#b2b2b2" loext:char-shading-value="0" style:font-size-asian="13pt"/>
    </style:style>
    <style:style style:name="T35" style:family="text">
      <style:text-properties fo:color="#333333" style:font-name="Liberation Sans" fo:background-color="transparent" loext:char-shading-value="0" style:font-size-asian="13pt"/>
    </style:style>
    <style:style style:name="T36" style:family="text">
      <style:text-properties fo:color="#333333" style:font-name="Liberation Sans" fo:background-color="transparent" loext:char-shading-value="0" style:font-size-asian="13pt"/>
    </style:style>
    <style:style style:name="T37" style:family="text">
      <style:text-properties fo:color="#333333" style:font-name="Liberation Sans" fo:background-color="#999999" loext:char-shading-value="0" style:font-size-asian="13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officeooo:rsid="00119f83"/>
    </style:style>
    <style:style style:name="T40" style:family="text">
      <style:text-properties fo:color="#ff0000" style:font-name="Liberation Sans" fo:font-weight="bold" style:font-weight-asian="bold" style:font-weight-complex="bold"/>
    </style:style>
    <style:style style:name="T41" style:family="text">
      <style:text-properties style:font-name="Liberation Serif" fo:font-size="13pt" style:font-size-asian="11.3500003814697pt" style:font-size-complex="13pt"/>
    </style:style>
    <style:style style:name="T42" style:family="text">
      <style:text-properties style:font-name="Liberation Sans"/>
    </style:style>
    <style:style style:name="T43" style:family="text">
      <style:text-properties style:font-name="Liberation Sans" officeooo:rsid="00176ecb"/>
    </style:style>
    <style:style style:name="T44" style:family="text">
      <style:text-properties style:font-name="Liberation Sans" officeooo:rsid="00249860"/>
    </style:style>
    <style:style style:name="T45" style:family="text">
      <style:text-properties style:font-name="Liberation Sans" fo:font-size="13pt" fo:font-style="normal" officeooo:rsid="00112dcd" fo:background-color="#999999" loext:char-shading-value="0" style:font-size-asian="13pt" style:font-style-asian="normal" style:font-size-complex="13pt" style:font-style-complex="normal"/>
    </style:style>
    <style:style style:name="T46" style:family="text">
      <style:text-properties style:font-name="Liberation Sans" fo:font-size="13pt" fo:font-style="normal" officeooo:rsid="00119f83" fo:background-color="#999999" loext:char-shading-value="0" style:font-size-asian="13pt" style:font-style-asian="normal" style:font-size-complex="13pt" style:font-style-complex="normal"/>
    </style:style>
    <style:style style:name="T47" style:family="text">
      <style:text-properties style:font-name="Liberation Sans" fo:font-size="13pt" fo:font-style="normal" officeooo:rsid="00112dcd" style:font-size-asian="13pt" style:font-style-asian="normal" style:font-size-complex="13pt" style:font-style-complex="normal" fo:background-color="#ffffff"/>
    </style:style>
    <style:style style:name="T48" style:family="text">
      <style:text-properties style:font-name="Liberation Sans" fo:font-size="13pt" fo:font-style="normal" officeooo:rsid="00119f83" style:font-size-asian="13pt" style:font-style-asian="normal" style:font-size-complex="13pt" style:font-style-complex="normal" fo:background-color="#ffffff"/>
    </style:style>
    <style:style style:name="T49" style:family="text">
      <style:text-properties style:font-name="Liberation Sans" fo:font-style="normal" fo:background-color="#999999" loext:char-shading-value="0" style:font-size-asian="13pt" style:font-style-asian="normal" style:font-style-complex="normal"/>
    </style:style>
    <style:style style:name="T50" style:family="text">
      <style:text-properties style:font-name="Liberation Sans" fo:font-style="normal" style:font-size-asian="13pt" style:font-style-asian="normal" style:font-style-complex="normal" fo:background-color="#ffffff"/>
    </style:style>
    <style:style style:name="T51" style:family="text">
      <style:text-properties style:font-name="Liberation Sans" officeooo:rsid="00119f83" style:font-size-asian="13pt" fo:background-color="#ffffff"/>
    </style:style>
    <style:style style:name="T52" style:family="text">
      <style:text-properties style:font-name="Liberation Sans" style:font-size-asian="13pt" fo:background-color="#ffffff"/>
    </style:style>
    <style:style style:name="T53" style:family="text">
      <style:text-properties style:font-name="Liberation Sans" officeooo:rsid="00119f83" fo:background-color="#999999" loext:char-shading-value="0" style:font-size-asian="13pt"/>
    </style:style>
    <style:style style:name="T54" style:family="text">
      <style:text-properties style:font-name="Liberation Sans" fo:background-color="#999999" loext:char-shading-value="0" style:font-size-asian="13pt"/>
    </style:style>
    <style:style style:name="T55" style:family="text">
      <style:text-properties style:font-name="Liberation Sans" officeooo:rsid="00119f83" fo:background-color="transparent" loext:char-shading-value="0" style:font-size-asian="13pt"/>
    </style:style>
    <style:style style:name="T56" style:family="text">
      <style:text-properties officeooo:rsid="00176ecb"/>
    </style:style>
    <style:style style:name="T57" style:family="text">
      <style:text-properties fo:color="#111111"/>
    </style:style>
    <style:style style:name="T58" style:family="text">
      <style:text-properties fo:color="#111111" style:font-name="Liberation Serif" officeooo:rsid="00176ecb"/>
    </style:style>
    <style:style style:name="T59" style:family="text">
      <style:text-properties fo:color="#111111" style:font-name="Liberation Serif" officeooo:rsid="00210bc8"/>
    </style:style>
    <style:style style:name="T60" style:family="text">
      <style:text-properties fo:color="#111111" style:font-name="Liberation Serif" fo:font-size="13pt" fo:font-weight="normal" officeooo:rsid="00210bc8" style:font-size-asian="11.3500003814697pt" style:font-weight-asian="normal" style:font-size-complex="13pt" style:font-weight-complex="normal"/>
    </style:style>
    <style:style style:name="T61" style:family="text">
      <style:text-properties fo:color="#111111" style:font-name="Liberation Serif" fo:font-size="13pt" fo:font-weight="normal" officeooo:rsid="00222e8d" style:font-size-asian="11.3500003814697pt" style:font-weight-asian="normal" style:font-size-complex="13pt" style:font-weight-complex="normal"/>
    </style:style>
    <style:style style:name="T62" style:family="text">
      <style:text-properties fo:color="#111111" style:font-name="Liberation Serif" fo:font-size="13pt" fo:font-weight="normal" officeooo:rsid="0022f1b0" style:font-size-asian="11.3500003814697pt" style:font-weight-asian="normal" style:font-size-complex="13pt" style:font-weight-complex="normal"/>
    </style:style>
    <style:style style:name="T63" style:family="text">
      <style:text-properties fo:color="#111111" style:font-name="Liberation Serif" fo:font-size="13pt" fo:font-weight="normal" officeooo:rsid="0023a9ea" style:font-size-asian="11.3500003814697pt" style:font-weight-asian="normal" style:font-size-complex="13pt" style:font-weight-complex="normal"/>
    </style:style>
    <style:style style:name="T64" style:family="text">
      <style:text-properties fo:color="#111111" style:font-name="Liberation Serif" fo:font-size="13pt" fo:font-weight="normal" officeooo:rsid="002788c2" style:font-size-asian="11.3500003814697pt" style:font-weight-asian="normal" style:font-size-complex="13pt" style:font-weight-complex="normal"/>
    </style:style>
    <style:style style:name="T65" style:family="text">
      <style:text-properties fo:color="#111111" style:font-name="Liberation Serif" fo:font-size="13pt" fo:font-weight="normal" officeooo:rsid="00319cf1" style:font-size-asian="11.3500003814697pt" style:font-weight-asian="normal" style:font-size-complex="13pt" style:font-weight-complex="normal"/>
    </style:style>
    <style:style style:name="T66" style:family="text">
      <style:text-properties fo:color="#111111" style:font-name="Liberation Serif" fo:font-size="13pt" fo:font-weight="normal" officeooo:rsid="002a48b6" style:font-size-asian="13pt" style:font-weight-asian="normal" style:font-size-complex="13pt" style:font-weight-complex="normal"/>
    </style:style>
    <style:style style:name="T67" style:family="text">
      <style:text-properties fo:color="#111111" style:font-name="Liberation Serif" fo:font-size="13pt" fo:font-weight="normal" officeooo:rsid="002ca107" style:font-size-asian="13pt" style:font-weight-asian="normal" style:font-size-complex="13pt" style:font-weight-complex="normal"/>
    </style:style>
    <style:style style:name="T68" style:family="text">
      <style:text-properties fo:color="#111111" style:font-name="Liberation Serif" fo:font-size="13pt" fo:font-weight="normal" officeooo:rsid="002e07eb" style:font-size-asian="13pt" style:font-weight-asian="normal" style:font-size-complex="13pt" style:font-weight-complex="normal"/>
    </style:style>
    <style:style style:name="T69" style:family="text">
      <style:text-properties fo:color="#111111" style:font-name="Liberation Serif" officeooo:rsid="00222e8d"/>
    </style:style>
    <style:style style:name="T70" style:family="text">
      <style:text-properties fo:color="#111111" style:font-name="Liberation Serif" officeooo:rsid="00259dc9"/>
    </style:style>
    <style:style style:name="T71" style:family="text">
      <style:text-properties fo:color="#111111" style:font-name="Liberation Sans" fo:font-weight="bold" style:font-weight-asian="bold" style:font-weight-complex="bold"/>
    </style:style>
    <style:style style:name="T72" style:family="text">
      <style:text-properties fo:color="#111111" officeooo:rsid="0023a9ea"/>
    </style:style>
    <style:style style:name="T73" style:family="text">
      <style:text-properties fo:color="#000000" style:font-name="Liberation Serif"/>
    </style:style>
    <style:style style:name="T74" style:family="text">
      <style:text-properties fo:color="#000000" style:font-name="Liberation Serif" officeooo:rsid="00176ecb"/>
    </style:style>
    <style:style style:name="T75" style:family="text">
      <style:text-properties fo:color="#000000" style:font-name="Liberation Serif" fo:font-size="13pt" fo:font-weight="normal" style:font-size-asian="11.3500003814697pt" style:font-weight-asian="normal" style:font-size-complex="13pt" style:font-weight-complex="normal"/>
    </style:style>
    <style:style style:name="T76" style:family="text">
      <style:text-properties fo:color="#000000" style:font-name="Liberation Serif" fo:font-size="13pt" fo:font-weight="normal" officeooo:rsid="001a5419" style:font-size-asian="11.3500003814697pt" style:font-weight-asian="normal" style:font-size-complex="13pt" style:font-weight-complex="normal"/>
    </style:style>
    <style:style style:name="T77" style:family="text">
      <style:text-properties fo:color="#000000" style:font-name="Liberation Serif" fo:font-size="13pt" fo:font-weight="normal" officeooo:rsid="0036c9e3" style:font-size-asian="13pt" style:font-weight-asian="normal" style:font-size-complex="13pt" style:font-weight-complex="normal"/>
    </style:style>
    <style:style style:name="T78" style:family="text">
      <style:text-properties fo:color="#000000" style:font-name="Liberation Serif" fo:font-size="13pt" fo:font-style="normal" fo:font-weight="normal" officeooo:rsid="00112dcd" style:font-size-asian="11.3500003814697pt" style:font-style-asian="normal" style:font-weight-asian="normal" style:font-size-complex="13pt" style:font-style-complex="normal" style:font-weight-complex="normal"/>
    </style:style>
    <style:style style:name="T79" style:family="text">
      <style:text-properties fo:color="#000000" style:font-name="Liberation Serif" fo:font-size="13pt" fo:font-style="normal" fo:font-weight="normal" officeooo:rsid="00119f83" style:font-size-asian="11.3500003814697pt" style:font-style-asian="normal" style:font-weight-asian="normal" style:font-size-complex="13pt" style:font-style-complex="normal" style:font-weight-complex="normal"/>
    </style:style>
    <style:style style:name="T80" style:family="text">
      <style:text-properties fo:color="#000000" style:font-name="Liberation Serif" fo:font-size="13pt" officeooo:rsid="00373ca1" style:font-size-asian="13pt" style:font-size-complex="13pt"/>
    </style:style>
    <style:style style:name="T81" style:family="text">
      <style:text-properties fo:color="#000000" style:font-name="Liberation Serif" fo:font-size="13pt" officeooo:rsid="003bb43c" style:font-size-asian="13pt" style:font-size-complex="13pt"/>
    </style:style>
    <style:style style:name="T82" style:family="text">
      <style:text-properties fo:color="#000000" style:font-name="Liberation Serif" fo:font-size="13pt" officeooo:rsid="003ed368" style:font-size-asian="13pt" style:font-size-complex="13pt"/>
    </style:style>
    <style:style style:name="T83" style:family="text">
      <style:text-properties fo:color="#000000" fo:font-size="13pt" officeooo:rsid="003bb43c" style:font-size-asian="13pt" style:font-size-complex="13pt"/>
    </style:style>
    <style:style style:name="T84" style:family="text">
      <style:text-properties fo:color="#000000" style:font-name="monospace" fo:background-color="#ffffff" loext:char-shading-value="0"/>
    </style:style>
    <style:style style:name="T85" style:family="text">
      <style:text-properties fo:color="#000000" style:font-name="monospace" fo:background-color="#b2b2b2" loext:char-shading-value="0"/>
    </style:style>
    <style:style style:name="T86" style:family="text">
      <style:text-properties fo:color="#000000" style:font-name="monospace" fo:background-color="#999999" loext:char-shading-value="0"/>
    </style:style>
    <style:style style:name="T87" style:family="text">
      <style:text-properties fo:color="#000000" style:font-name="monospace" fo:background-color="transparent" loext:char-shading-value="0"/>
    </style:style>
    <style:style style:name="T88" style:family="text">
      <style:text-properties fo:color="#000000" style:font-name="Liberation Serif1"/>
    </style:style>
    <style:style style:name="T89" style:family="text">
      <style:text-properties fo:color="#000000" style:font-name="Liberation Serif1" fo:background-color="#ffffff" loext:char-shading-value="0"/>
    </style:style>
    <style:style style:name="T90" style:family="text">
      <style:text-properties fo:color="#000000" style:font-name="Liberation Serif1" fo:background-color="#b2b2b2" loext:char-shading-value="0"/>
    </style:style>
    <style:style style:name="T91" style:family="text">
      <style:text-properties fo:color="#000000" style:font-name="Liberation Serif1" fo:background-color="transparent" loext:char-shading-value="0"/>
    </style:style>
    <style:style style:name="T92" style:family="text">
      <style:text-properties fo:color="#000000" style:font-name="Liberation Serif1" fo:background-color="#999999" loext:char-shading-value="0"/>
    </style:style>
    <style:style style:name="T93" style:family="text">
      <style:text-properties officeooo:rsid="0022f1b0"/>
    </style:style>
    <style:style style:name="T94" style:family="text">
      <style:text-properties officeooo:rsid="00294d4e"/>
    </style:style>
    <style:style style:name="T95" style:family="text">
      <style:text-properties officeooo:rsid="004086dc"/>
    </style:style>
    <style:style style:name="T96" style:family="text">
      <style:text-properties style:font-name="monospace"/>
    </style:style>
    <style:style style:name="T97" style:family="text">
      <style:text-properties officeooo:rsid="004086dc" fo:background-color="transparent" loext:char-shading-value="0"/>
    </style:style>
    <style:style style:name="T98" style:family="text">
      <style:text-properties officeooo:rsid="0041d42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f du projet</text:p>
      <text:p text:style-name="P31"/>
      <text:table-of-content text:style-name="Sect1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65"><text:a xlink:type="simple" xlink:href="#__RefHeading___Toc601_806906019" text:style-name="Index_20_Link" text:visited-style-name="Index_20_Link">Autres fichiers<text:tab/>2</text:a></text:p>
          <text:p text:style-name="P65"><text:a xlink:type="simple" xlink:href="#__RefHeading___Toc475_806906019" text:style-name="Index_20_Link" text:visited-style-name="Index_20_Link">Mode d’emploi<text:tab/>3</text:a></text:p>
          <text:p text:style-name="P66"><text:a xlink:type="simple" xlink:href="#__RefHeading___Toc583_806906019" text:style-name="Index_20_Link" text:visited-style-name="Index_20_Link">Compilation<text:tab/>3</text:a></text:p>
          <text:p text:style-name="P66"><text:a xlink:type="simple" xlink:href="#__RefHeading___Toc585_806906019" text:style-name="Index_20_Link" text:visited-style-name="Index_20_Link">Exécution<text:tab/>3</text:a></text:p>
          <text:p text:style-name="P65"><text:a xlink:type="simple" xlink:href="#__RefHeading___Toc605_1420129167" text:style-name="Index_20_Link" text:visited-style-name="Index_20_Link">Tests<text:tab/>3</text:a></text:p>
          <text:p text:style-name="P72"><text:a xlink:type="simple" xlink:href="#__RefHeading___Toc607_1420129167" text:style-name="Index_20_Link" text:visited-style-name="Index_20_Link">Tests fonctionnels<text:tab/>3</text:a></text:p>
          <text:p text:style-name="P72"><text:a xlink:type="simple" xlink:href="#__RefHeading___Toc609_1420129167" text:style-name="Index_20_Link" text:visited-style-name="Index_20_Link">Tests fuite mémoire<text:tab/>4</text:a></text:p>
          <text:p text:style-name="P65"><text:a xlink:type="simple" xlink:href="#__RefHeading___Toc369_806906019" text:style-name="Index_20_Link" text:visited-style-name="Index_20_Link">Descriptif de la structure du code développé<text:tab/>5</text:a></text:p>
          <text:p text:style-name="P66"><text:a xlink:type="simple" xlink:href="#__RefHeading___Toc593_806906019" text:style-name="Index_20_Link" text:visited-style-name="Index_20_Link">elf_types.h<text:tab/>5</text:a></text:p>
          <text:p text:style-name="P66"><text:a xlink:type="simple" xlink:href="#__RefHeading___Toc595_806906019" text:style-name="Index_20_Link" text:visited-style-name="Index_20_Link">elf_io.c<text:tab/>5</text:a></text:p>
          <text:p text:style-name="P66"><text:a xlink:type="simple" xlink:href="#__RefHeading___Toc597_806906019" text:style-name="Index_20_Link" text:visited-style-name="Index_20_Link">elf_header.h<text:tab/>5</text:a></text:p>
          <text:p text:style-name="P66"><text:a xlink:type="simple" xlink:href="#__RefHeading___Toc599_806906019" text:style-name="Index_20_Link" text:visited-style-name="Index_20_Link">elf_section_table.h<text:tab/>6</text:a></text:p>
          <text:p text:style-name="P66"><text:a xlink:type="simple" xlink:href="#__RefHeading___Toc605_806906019" text:style-name="Index_20_Link" text:visited-style-name="Index_20_Link">elf_symbol.h<text:tab/>6</text:a></text:p>
          <text:p text:style-name="P66"><text:a xlink:type="simple" xlink:href="#__RefHeading___Toc607_806906019" text:style-name="Index_20_Link" text:visited-style-name="Index_20_Link">elf_section_content.h<text:tab/>6</text:a></text:p>
        </text:index-body>
      </text:table-of-content>
      <text:p text:style-name="P32"/>
      <text:p text:style-name="P33"/>
      <text:p text:style-name="P34">Sommaire</text:p>
      <text:p text:style-name="P30"/>
      <text:p text:style-name="P30"/>
      <text:p text:style-name="P30"><text:tab/>Mode d’emploi<text:span text:style-name="T10">…………………………………………………………………………</text:span></text:p>
      <text:p text:style-name="P30"/>
      <text:p text:style-name="P30"><text:tab/>Descriptif de la structure du code développé<text:span text:style-name="T10">…………………………………………..</text:span></text:p>
      <text:p text:style-name="P30"/>
      <text:p text:style-name="P30"><text:tab/>Fonctionnalités implémentées et manquantes<text:span text:style-name="T10">………………………………………….</text:span></text:p>
      <text:p text:style-name="P30"/>
      <text:p text:style-name="P30"><text:tab/>Bogues connus<text:span text:style-name="T10">………………………………………………………………………….</text:span></text:p>
      <text:p text:style-name="P30"/>
      <text:p text:style-name="P30"><text:tab/>Description des tests<text:span text:style-name="T10">……………………………………………………………………</text:span></text:p>
      <text:h text:style-name="P63" text:outline-level="1"><text:bookmark-start text:name="__RefHeading___Toc601_806906019"/>Autres fichiers<text:bookmark-end text:name="__RefHeading___Toc601_806906019"/></text:h>
      <text:p text:style-name="Text_20_body"/>
      <text:p text:style-name="P47"><text:tab/><text:span text:style-name="T94">Tous les fichiers de documentation sont présents dans le répertoire doc.</text:span></text:p>
      <text:p text:style-name="P48">Explication_elf.png :</text:p>
      <text:p text:style-name="P48"><text:tab/>Schéma explicatif de la première phase, afin d’aider à la compréhension de l’organisation du contenu d’un fichier ELF.</text:p>
      <text:p text:style-name="P48">journal.pdf :</text:p>
      <text:p text:style-name="P48"><text:tab/>Journal de bord mis à jour quotidiennement.</text:p>
      <text:h text:style-name="P64" text:outline-level="1"><text:bookmark-start text:name="__RefHeading___Toc475_806906019"/>Mode d’emploi<text:bookmark-end text:name="__RefHeading___Toc475_806906019"/></text:h>
      <text:p text:style-name="P8"/>
      <text:h text:style-name="Heading_20_2" text:outline-level="2"><text:bookmark-start text:name="__RefHeading___Toc583_806906019"/>Compilation<text:bookmark-end text:name="__RefHeading___Toc583_806906019"/></text:h>
      <text:p text:style-name="P9"/>
      <text:p text:style-name="P1"><text:tab/>Nous avions des difficultés à comprendre le fonctionnement des outils automake/autoconf. C’est pourquoi nous avons préféré écrire notre propre Makefile. Chaque programme est compilé de façon à pouvoir être débuggé.</text:p>
      <text:p text:style-name="P1"><text:tab/>Chaque programme se présentant sous la forme <text:span text:style-name="T13">read-*.c</text:span><text:span text:style-name="T11"> </text:span>est compilable selon la même structure</text:p>
      <text:p text:style-name="P49"><text:tab/><text:tab/><text:span text:style-name="T50">make bin/dobby-read-*</text:span></text:p>
      <text:p text:style-name="P57"/>
      <text:h text:style-name="P69" text:outline-level="2"><text:bookmark-start text:name="__RefHeading___Toc585_806906019"/>Exécution<text:bookmark-end text:name="__RefHeading___Toc585_806906019"/></text:h>
      <text:p text:style-name="P54"/>
      <text:p text:style-name="P55"><text:span text:style-name="T38"><text:tab/></text:span><text:span text:style-name="T1">Chaque exécutable (se présentant alors sous la forme </text:span><text:span text:style-name="T14">read-*</text:span><text:span text:style-name="T1"> ) </text:span><text:span text:style-name="T2">s’exécute via la commande</text:span></text:p>
      <text:p text:style-name="P55"><text:span text:style-name="T2"><text:tab/><text:tab/></text:span><text:span text:style-name="T47">./bin/dobby-read-* </text:span><text:span text:style-name="T48">&lt; </text:span><text:span text:style-name="T47">arguments </text:span><text:span text:style-name="T48">&gt;</text:span></text:p>
      <text:p text:style-name="P56"/>
      <text:p text:style-name="P58"><text:span text:style-name="T78"><text:tab/>Pour la plupart des exécutables, </text:span><text:span text:style-name="T79">l’argument demandé est un fichier elf, se trouvant dans le répertoire </text:span><text:span text:style-name="T15">tests/ARM_SOURCE/</text:span><text:span text:style-name="T79">.</text:span></text:p>
      <text:p text:style-name="P50"><text:tab/><text:span text:style-name="T39">Le programme read-section-content est une exception. Plusieurs arguments sont demandés : un fichier elf, <text:s/>-s | -i selon si la section est indiquée par son nom ou par un numéro (s pour le nom et i pour le numéro), et le nom ou le numéro de la section souhaitée. La commande se présente alors sous la forme</text:span></text:p>
      <text:p text:style-name="P51"><text:tab/><text:tab/><text:span text:style-name="T52">./</text:span><text:span text:style-name="T51">bin/dobby-read-section-content &lt; fichier elf &gt; &lt; -s | -i &gt; <text:line-break/><text:tab/><text:tab/>&lt; section souhaitée &gt;</text:span></text:p>
      <text:p text:style-name="P52">ou</text:p>
      <text:p text:style-name="P53"><text:tab/><text:tab/><text:span text:style-name="T52">./bin/dobby-read-section-content &lt; -s | -i &gt; &lt; section souhaitée &gt; <text:line-break/><text:tab/><text:tab/>&lt; fichier elf &gt;</text:span></text:p>
      <text:h text:style-name="P62" text:outline-level="1"><text:bookmark-start text:name="__RefHeading___Toc605_1420129167"/>Tests<text:bookmark-end text:name="__RefHeading___Toc605_1420129167"/></text:h>
      <text:h text:style-name="Heading_20_3" text:outline-level="3"><text:bookmark-start text:name="__RefHeading___Toc607_1420129167"/><text:span text:style-name="T98">Tests fonctionnels</text:span><text:bookmark-end text:name="__RefHeading___Toc607_1420129167"/></text:h>
      <text:p text:style-name="Text_20_body"/>
      <text:p text:style-name="P59"><text:tab/><text:span text:style-name="T95">Les tests peuvent tous etre e</text:span><text:span text:style-name="T97">xecute d’un coup sur tous les executable, pour cela se placer dans le repertoire /tests et lancer </text:span><text:span text:style-name="T87">./launch_all_test.sh</text:span></text:p>
      <text:p text:style-name="P61"><text:span text:style-name="T88">Chaque test peut etre lancé indidualement, il ce trouve dans /test/launch/ .</text:span></text:p>
      <text:p text:style-name="P61"><text:span text:style-name="T88">La commande ce presente alors ./test/launch_test_…./ <text:s text:c="3"/>../bin/dobby-read-… <text:s text:c="2"/><text:tab/><text:tab/><text:tab/><text:tab/> <text:s/><text:tab/><text:tab/><text:tab/> <text:s text:c="3"/>./ARM_.../example…</text:span></text:p>
      <text:p text:style-name="P61"><text:span text:style-name="T88">Si la commande echo « $? » renvoi 0 alors il n’y a pas d’erreur.</text:span></text:p>
      <text:h text:style-name="P70" text:outline-level="3"><text:soft-page-break/></text:h>
      <text:h text:style-name="P70" text:outline-level="3"/>
      <text:h text:style-name="P71" text:outline-level="3"><text:bookmark-start text:name="__RefHeading___Toc609_1420129167"/><text:span text:style-name="T98">Tests fuite mémoire</text:span><text:bookmark-end text:name="__RefHeading___Toc609_1420129167"/></text:h>
      <text:p text:style-name="P60"/>
      <text:p text:style-name="P60"><text:tab/><text:span text:style-name="T98">Pour lancer les test de fuite memoires il faut ce placer dans /tests/ et lancer <text:s/></text:span><text:span text:style-name="T86">./dobby_valgrind.sh</text:span><text:span text:style-name="T84"> </text:span><text:span text:style-name="T96"><text:line-break/></text:span></text:p>
      <text:h text:style-name="P63" text:outline-level="1"><text:bookmark-start text:name="__RefHeading___Toc369_806906019"/>Descriptif de la structure du code développé<text:bookmark-end text:name="__RefHeading___Toc369_806906019"/></text:h>
      <text:p text:style-name="P2"/>
      <text:h text:style-name="Heading_20_2" text:outline-level="2"><text:bookmark-start text:name="__RefHeading___Toc593_806906019"/>elf_types.h<text:bookmark-end text:name="__RefHeading___Toc593_806906019"/></text:h>
      <text:p text:style-name="P6"/>
      <text:p text:style-name="P3"><text:tab/><text:span text:style-name="T3">Les structures nécessaires à la définition du type </text:span><text:span text:style-name="T4">ELF</text:span><text:span text:style-name="T3"> se trouvent chacune dans les fichiers </text:span><text:span text:style-name="T16">elf_types_*.h</text:span><text:span text:style-name="T41">, et sont la retranscription des types définis dans la documentation spécifiant le format ELF.</text:span></text:p>
      <text:p text:style-name="P11"><text:span text:style-name="T75"><text:tab/></text:span><text:span text:style-name="T76">Le fichier </text:span><text:span text:style-name="T22">elf_</text:span><text:span text:style-name="T23">file</text:span><text:span text:style-name="T22">.h</text:span><text:span text:style-name="T76"> quant à lui défini une structure permettant d’enregistrer en mémoire toutes ces informations.</text:span></text:p>
      <text:p text:style-name="P7"/>
      <text:h text:style-name="Heading_20_2" text:outline-level="2"><text:bookmark-start text:name="__RefHeading___Toc595_806906019"/><text:span text:style-name="T93">elf_io</text:span>.c<text:bookmark-end text:name="__RefHeading___Toc595_806906019"/></text:h>
      <text:p text:style-name="P38"/>
      <text:p text:style-name="P4"><text:tab/>Le fichier <text:span text:style-name="T33">elf_io</text:span><text:span text:style-name="T12">.c</text:span><text:span text:style-name="T40"> </text:span>contient les différentes fonctions permettant de lire et écrire octet par octet dans un fichier ou dans une chaîne de caractères. Ces fonctions sont définies dans <text:span text:style-name="T33">elf_io</text:span><text:span text:style-name="T12">.h</text:span> <text:span text:style-name="T56">et nécessitent la fonction </text:span><text:span text:style-name="T31">is_</text:span><text:span text:style-name="T32">b</text:span><text:span text:style-name="T31">ig_</text:span><text:span text:style-name="T32">e</text:span><text:span text:style-name="T31">ndian()</text:span><text:span text:style-name="T56"> définie dans </text:span><text:span text:style-name="T31">utils.h</text:span><text:span text:style-name="T56">.</text:span></text:p>
      <text:p text:style-name="P4"/>
      <text:p text:style-name="P37"><text:tab/>Lecture dans un fichier</text:p>
      <text:p text:style-name="Preformatted_20_Text"><text:tab/><text:tab/><text:span text:style-name="T17">size_t fread_*bits(void *ptr, size_t nmemb, FILE *stream)</text:span></text:p>
      <text:p text:style-name="P16"/>
      <text:p text:style-name="P16"><text:tab/><text:span text:style-name="T58">Ecriture dans un fichier</text:span></text:p>
      <text:p text:style-name="P17"><text:span text:style-name="T58"><text:tab/><text:tab/></text:span><text:span text:style-name="T42">size_t f</text:span><text:span text:style-name="T43">write</text:span><text:span text:style-name="T42">_*bits(void *ptr, size_t nmemb, FILE *stream)</text:span></text:p>
      <text:p text:style-name="P17"/>
      <text:p text:style-name="P17"><text:tab/><text:span text:style-name="T73">Lecture dans un</text:span><text:span text:style-name="T74">e chaîne de caractères</text:span></text:p>
      <text:p text:style-name="P5"><text:tab/><text:tab/><text:span text:style-name="T12">size_t fread_*bits(void *ptr, size_t nmemb, FILE *stream)</text:span></text:p>
      <text:p text:style-name="P17"/>
      <text:p text:style-name="P17"><text:tab/><text:span text:style-name="T58">Ecriture dans une chaîne de caractères</text:span></text:p>
      <text:p text:style-name="P17"><text:span text:style-name="T58"><text:tab/><text:tab/></text:span>size_t f<text:span text:style-name="T56">write</text:span>_*bits(void *ptr, size_t nmemb, FILE *stream)</text:p>
      <text:p text:style-name="P26"/>
      <text:h text:style-name="Heading_20_2" text:outline-level="2"><text:bookmark-start text:name="__RefHeading___Toc597_806906019"/>elf_header.h<text:bookmark-end text:name="__RefHeading___Toc597_806906019"/></text:h>
      <text:p text:style-name="P27"/>
      <text:p text:style-name="P19"><text:tab/><text:span text:style-name="T59">Definition du type Err_ELF_Header, qui sert à vérifier si les données lues sont bien correctes, et si non, indique quelle partie du header a été mal lue. </text:span><text:span text:style-name="T70">Le fichier elf_header.h contient également la déclaration des fonctions écrite dans elf_header.c, et servent à la lecture / écriture du header d’un fichier au format ELF.</text:span></text:p>
      <text:p text:style-name="P42"/>
      <text:p text:style-name="P19"><text:span text:style-name="T59"><text:tab/></text:span><text:span text:style-name="T69">Lecture du header d’un fichier ELF dans une variable de type Elf32_Ehdr</text:span></text:p>
      <text:p text:style-name="P35"><text:span text:style-name="T60"><text:tab/><text:tab/></text:span><text:span text:style-name="T24">Err_ELF_Header read_elf_header(FILE *f, Elf32_Ehdr *hdr)</text:span></text:p>
      <text:p text:style-name="P42"><text:tab/></text:p>
      <text:p text:style-name="P35"><text:span text:style-name="T60"><text:tab/></text:span><text:span text:style-name="T61">Ecriture du header depuis une variable de type Elf32_Ehdr dans un fichier</text:span></text:p>
      <text:p text:style-name="P35"><text:span text:style-name="T61"><text:tab/><text:tab/></text:span><text:span text:style-name="T25">Void write_elf_header(FILE *f, Elf32_Ehdr hdr)</text:span></text:p>
      <text:p text:style-name="P43"><text:tab/></text:p>
      <text:p text:style-name="P36"><text:span text:style-name="T62"><text:tab/></text:span><text:span text:style-name="T63">Affichage du header</text:span></text:p>
      <text:p text:style-name="P35"><text:span text:style-name="T63"><text:tab/><text:tab/></text:span><text:span text:style-name="T26">void display_header(Elf32_Ehdr *hdr)</text:span></text:p>
      <text:p text:style-name="P20"/>
      <text:p text:style-name="P35"><text:soft-page-break/><text:span text:style-name="T61"><text:tab/></text:span><text:span text:style-name="T63">La gestion des erreur aura été particulièrement utile pour détecter les diverses erreurs liées notamment à la configuration en Big </text:span><text:span text:style-name="T65">E</text:span><text:span text:style-name="T63">ndian / Little </text:span><text:span text:style-name="T65">E</text:span><text:span text:style-name="T63">ndian du fichier ELF.</text:span></text:p>
      <text:p text:style-name="P45"/>
      <text:h text:style-name="P67" text:outline-level="2"><text:bookmark-start text:name="__RefHeading___Toc599_806906019"/><text:span text:style-name="T72">e</text:span><text:span text:style-name="T57">lf_section_table.h</text:span><text:bookmark-end text:name="__RefHeading___Toc599_806906019"/></text:h>
      <text:p text:style-name="P39"/>
      <text:p text:style-name="Standard"><text:span text:style-name="T71"><text:tab/></text:span><text:span text:style-name="T64">Définition des fonctions écrites dans </text:span><text:span text:style-name="T27">elf_section_table.c</text:span><text:span text:style-name="T64">, qui lisent / écrivent la section table d’un fichier au format ELF.</text:span></text:p>
      <text:p text:style-name="P44"/>
      <text:p text:style-name="Standard"><text:span text:style-name="T30"><text:tab/></text:span><text:span text:style-name="T68">Lec</text:span><text:span text:style-name="T66">ture de la section table </text:span><text:span text:style-name="T67">d’un fichier ELF</text:span><text:span text:style-name="T66">, qui est stockée dans la variable </text:span><text:span text:style-name="T29">e_table</text:span><text:span text:style-name="T66"> de type Elf32_Shdr<text:line-break/><text:tab/><text:tab/></text:span><text:span text:style-name="T28">void read_elf_section_table(FILE *f, Elf32_Ehdr *header, <text:line-break/><text:tab/><text:tab/>Elf32_Shdr e_table[ ])</text:span></text:p>
      <text:p text:style-name="P18"/>
      <text:p text:style-name="Standard"><text:span text:style-name="T28"><text:tab/></text:span><text:span text:style-name="T67">Ecriture de la section table d’un fichier au format ELF<text:line-break/><text:tab/><text:tab/></text:span><text:span text:style-name="T28">void write_elf_section_table(FILE *f, Elf32_Ehdr header, <text:line-break/><text:tab/><text:tab/>Elf32_Shdr e_table[ ])</text:span></text:p>
      <text:p text:style-name="P18"/>
      <text:p text:style-name="Standard"><text:span text:style-name="T28"><text:tab/></text:span><text:span text:style-name="T68">Affichage de la section table d’un fichier au format ELF</text:span></text:p>
      <text:p text:style-name="Standard"><text:span text:style-name="T68"><text:tab/><text:tab/></text:span><text:span text:style-name="T28">void display_section_table(Elf32_Ehdr *header, Elf32_Shdr e_table[ ], <text:tab/><text:tab/>unsigned char *str_table)</text:span></text:p>
      <text:p text:style-name="P28"/>
      <text:h text:style-name="P68" text:outline-level="2"><text:bookmark-start text:name="__RefHeading___Toc605_806906019"/><text:span text:style-name="T44">e</text:span><text:span text:style-name="T42">lf_symbol.h</text:span><text:bookmark-end text:name="__RefHeading___Toc605_806906019"/></text:h>
      <text:p text:style-name="P39"/>
      <text:p text:style-name="P41"><text:tab/><text:span text:style-name="T6">Définition des fonctions écrites dans </text:span><text:span text:style-name="T18">elf_symbol.c</text:span><text:span text:style-name="T6">, qui lisent / écrivent la table des symboles d’un fichier au format ELF.</text:span></text:p>
      <text:p text:style-name="Standard"/>
      <text:p text:style-name="Standard"><text:span text:style-name="T28"><text:tab/></text:span><text:span text:style-name="T77">Lecture de la table des symboles d’un fichier au format ELF</text:span></text:p>
      <text:p text:style-name="P15"><text:span text:style-name="T9"><text:tab/><text:tab/></text:span><text:span text:style-name="T5">void read_elf_symbol_table(unsigned char* symtab, Elf32_Shdr* <text:tab/><text:tab/><text:tab/>symbol_header, Elf32_Sym sym_table[ ])</text:span></text:p>
      <text:p text:style-name="P21"/>
      <text:p text:style-name="P40"><text:span text:style-name="T17"><text:tab/></text:span><text:span text:style-name="T80">Affichage de la table des symboles d’un fichier au format ELF</text:span></text:p>
      <text:p text:style-name="P22"><text:tab/><text:tab/>void display_symbol_table(Elf32_Sym sym_table[ ], <text:line-break/><text:tab/><text:tab/>unsigned int num_symbols, unsigned char *string_table, <text:line-break/><text:tab/><text:tab/>unsigned char *section_name)</text:p>
      <text:p text:style-name="P29"/>
      <text:h text:style-name="Heading_20_2" text:outline-level="2"><text:bookmark-start text:name="__RefHeading___Toc607_806906019"/>elf_section_content.h<text:bookmark-end text:name="__RefHeading___Toc607_806906019"/></text:h>
      <text:p text:style-name="P12"/>
      <text:p text:style-name="P13"><text:tab/><text:span text:style-name="T7">Définition des fonctions écrites dans elf_section_content.c, qui servent à lire / écrire le contenu d’une section d’un fichier au format ELF.</text:span></text:p>
      <text:p text:style-name="P14"/>
      <text:p text:style-name="P10"><text:span text:style-name="T7"><text:tab/></text:span><text:span text:style-name="T8">Lecture d’une section donnée d’un fichier ELF</text:span></text:p>
      <text:p text:style-name="P10"><text:span text:style-name="T7"><text:tab/><text:tab/></text:span><text:span text:style-name="T19">unsigned char * read_elf_section_content(FILE *f, Elf32_Shdr shdr)</text:span></text:p>
      <text:p text:style-name="P23"><text:tab/></text:p>
      <text:p text:style-name="P10"><text:span text:style-name="T19"><text:tab/></text:span><text:span text:style-name="T83">Lecture de toutes les sections d’un fichier ELF (utilise alors la fonction </text:span><text:span text:style-name="T20">read_elf_section_content</text:span><text:span text:style-name="T83">)</text:span></text:p>
      <text:p text:style-name="Standard"><text:span text:style-name="T81"><text:tab/><text:tab/></text:span><text:span text:style-name="T20">int read_elf_all_section_content(FILE *f, Elf32_Ehdr hdr, <text:line-break/><text:tab/><text:tab/>Elf32_Shdr shdr[ ], unsigned char *tab[ ])</text:span></text:p>
      <text:p text:style-name="P46"><text:span text:style-name="T20"><text:tab/></text:span><text:span text:style-name="T82">Ecriture d’une section donnée d’un fichier ELF</text:span></text:p>
      <text:p text:style-name="P24"><text:tab/><text:tab/>void write_elf_section_content(FILE *f, Elf32_Shdr shdr, <text:line-break/><text:tab/><text:tab/>unsigned char *content)</text:p>
      <text:p text:style-name="P24"/>
      <text:p text:style-name="P41"><text:span text:style-name="T20"><text:tab/></text:span><text:span text:style-name="T82">Ecriture de toutes les sections d’un fichier ELF (utilise la fonction</text:span><text:span text:style-name="T21"> write_elf_section_content</text:span><text:span text:style-name="T82">)</text:span></text:p>
      <text:p text:style-name="P41"><text:span text:style-name="T82"><text:tab/><text:tab/></text:span><text:span text:style-name="T21">void write_elf_all_section_content(FILE *f, Elf32_Half shnum, <text:tab/><text:tab/><text:tab/>Elf32_Shdr shdr[ ], unsigned char *content[ ])</text:span></text:p>
      <text:p text:style-name="P25"/>
      <text:p text:style-name="P41"><text:span text:style-name="T21"><text:tab/></text:span><text:span text:style-name="T82">Affichage de toutes les sections d’un fichier ELF</text:span></text:p>
      <text:p text:style-name="P25"><text:tab/><text:tab/>void display_elf_section_content(unsigned char *content, <text:line-break/><text:tab/><text:tab/>Elf32_Word siz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25:11.695439642</meta:creation-date>
    <dc:date>2019-01-09T16:14:17.300614406</dc:date>
    <meta:editing-duration>PT2H53M15S</meta:editing-duration>
    <meta:editing-cycles>43</meta:editing-cycles>
    <meta:generator>LibreOffice/5.2.7.2$Linux_X86_64 LibreOffice_project/20m0$Build-2</meta:generator>
    <meta:document-statistic meta:table-count="0" meta:image-count="0" meta:object-count="0" meta:page-count="7" meta:paragraph-count="99" meta:word-count="877" meta:character-count="6364" meta:non-whitespace-character-count="5441"/>
  </office:meta>
</office:document-meta>
</file>